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left="1.251cm" fo:margin-right="0cm" fo:text-indent="-0.635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wurf eines Inventarsystems für den Voidspace</text:h>
      <text:p text:style-name="Text_20_body"/>
      <text:p text:style-name="Text_20_body"/>
      <text:h text:style-name="Heading_20_2" text:outline-level="2">Motivation</text:h>
      <text:p text:style-name="Text_20_body"/>
      <text:p text:style-name="Standard">Ein Hackerspace oder Makerspace ist ein physischer, häufig offener Raum, in dem sich Hacker sowie an Technologie, Wissenschaft oder digitaler Kunst Interessierte treffen und austauschen können. Die Hackerspaces stellen die dafür nötige Infrastruktur wie Getränke, Strom, Netzwerkverbindungen und Internetzugang zur Verfügung. <text:line-break/><text:line-break/>Ein wichtiges Element der in einem Space vorgehaltenen Gegenstände sind gemeinschaftlich nutzbare Werkzeuge alle Größen- und Preisklassen, zum Beispiel Elektronikwerkzeug wie Lötstationen und Osziloskope, elektrische Werkzeuge wie Bohrmaschinen und Sägen, Werkzeuge zur computerunterstützte Fertigung wie 3D-Drucker, Laser-Cutter oder CNC-Fräsen.</text:p>
      <text:p text:style-name="Standard">Darüber hinaus findet sich im Space oder im Besitz der Mitglieder allerlei offene Hardware, Entwicklungsboards bzw. Prototypen und selbsthergestellte Gerätschaften.</text:p>
      <text:p text:style-name="Standard"/>
      <text:p text:style-name="Standard">Neben Geräten und Produktionsmittel gibt es Rohmaterial, lose Bauteile und Verbrauchsmaterial in einem Space. Oft ist die Verfügbarkeit und der Bestand nicht ersichtlich.</text:p>
      <text:p text:style-name="Standard"/>
      <text:p text:style-name="Standard">Die Offenheit des Spaces führt dazu, dass nicht klar ist welche Gegenstände in einem Space zur Verfügung stehen, wo sie sich befinden, wem sie gehören, welches Zubehör vorhanden ist und an welche Regeln die Benutzung gebunden ist. Diese Regeln können unter anderem Benutzbarkeit, Verbringbarkeit und Zweckentfremdung beinhalten.</text:p>
      <text:p text:style-name="Standard"/>
      <text:p text:style-name="Standard">Auch der Zustand von Geräten ist oft nicht klar. So kein ein Gerät voll funktionsfähig sein, teilweise defekt oder defekt, sich in Reparatur befinden oder als „zu Entsorgen“ deklariert sein.</text:p>
      <text:p text:style-name="Standard"/>
      <text:p text:style-name="Standard">Oft hat man ne Kiste von Netzteilen (oder ähnlichen), von denen man nicht weiß, was für einen Stecker sie haben, welche Spannung und Strom bzw. welche Leistung sie bereitstellen. Katalogisiert <text:s/>könnte man jederzeit nachschlagen, welchen Netzteile verfügbar sind. In Gebrauch befindliche Netzteile können mit den auf ihnen angebrachten QR-Codes leicht identifiziert, wieder eingecheckt und an den richtigen Ort zurück gebracht werden. Das motiviert auch, auf den QR-Codes eine global eindeutig, persistente URL zu hinterlegen („Internet der Dinge“ und so). <text:line-break/>Findet jemand einen Gegenstand (zum Beispiel ein Netzteil) irgendwo, kann er den QR-Code scannen und bekommt dann, abhängig von dem Netz in dem er sich befindet, die Seite mit mehr oder weniger Informationen zu dem Gegenstand und wohin er zu verbringen ist.</text:p>
      <text:p text:style-name="Standard"/>
      <text:p text:style-name="Standard"><text:s/></text:p>
      <text:p text:style-name="Standard"/>
      <text:p text:style-name="Standard"/>
      <text:h text:style-name="Heading_20_2" text:outline-level="2">Typisches Inventar eines Spaces</text:h>
      <text:h text:style-name="Heading_20_3" text:outline-level="3">Werkzeuge </text:h>
      <text:p text:style-name="Standard"/>
      <text:list xml:id="list448552700" text:style-name="L1">
        <text:list-item>
          <text:p text:style-name="P7">Werkzeuge</text:p>
          <text:list>
            <text:list-item>
              <text:p text:style-name="P7"><text:soft-page-break/>Schraubendreher</text:p>
            </text:list-item>
            <text:list-item>
              <text:p text:style-name="P7">Zangen</text:p>
            </text:list-item>
            <text:list-item>
              <text:p text:style-name="P7">Pfeilen</text:p>
            </text:list-item>
            <text:list-item>
              <text:p text:style-name="P7">Pinzetten</text:p>
            </text:list-item>
            <text:list-item>
              <text:p text:style-name="P7">….</text:p>
            </text:list-item>
          </text:list>
        </text:list-item>
        <text:list-item>
          <text:p text:style-name="P1">Elektronik</text:p>
        </text:list-item>
      </text:list>
      <text:list xml:id="list1696912190" text:style-name="L2">
        <text:list-item>
          <text:list>
            <text:list-item>
              <text:p text:style-name="P2">Lötbedarf</text:p>
              <text:list>
                <text:list-item>
                  <text:p text:style-name="P2">Lötstationen</text:p>
                </text:list-item>
                <text:list-item>
                  <text:p text:style-name="P2">Entlötwerkzeug</text:p>
                </text:list-item>
                <text:list-item>
                  <text:p text:style-name="P2">Heißluft</text:p>
                </text:list-item>
              </text:list>
            </text:list-item>
            <text:list-item>
              <text:p text:style-name="P2">Ätzwerkzeuge / Platinenherstellung</text:p>
              <text:list>
                <text:list-item>
                  <text:p text:style-name="P2">Küvetten</text:p>
                </text:list-item>
                <text:list-item>
                  <text:p text:style-name="P2">Belichter</text:p>
                </text:list-item>
                <text:list-item>
                  <text:p text:style-name="P2">SMD Ofen</text:p>
                </text:list-item>
                <text:list-item>
                  <text:p text:style-name="P2">Mikroskop</text:p>
                </text:list-item>
              </text:list>
            </text:list-item>
            <text:list-item>
              <text:p text:style-name="P2">Messtechnik</text:p>
              <text:list>
                <text:list-item>
                  <text:p text:style-name="P2">Osziloskope</text:p>
                </text:list-item>
                <text:list-item>
                  <text:p text:style-name="P2">Multimeter</text:p>
                </text:list-item>
                <text:list-item>
                  <text:p text:style-name="P2">Funktionsgeneratoren</text:p>
                </text:list-item>
                <text:list-item>
                  <text:p text:style-name="P2">Logikanalyzer</text:p>
                </text:list-item>
                <text:list-item>
                  <text:p text:style-name="P2">Labornetzteile</text:p>
                </text:list-item>
              </text:list>
            </text:list-item>
            <text:list-item>
              <text:p text:style-name="P2">Bauelemente und Verbrauchsmaterial</text:p>
              <text:list>
                <text:list-item>
                  <text:p text:style-name="P2">Transistoren</text:p>
                </text:list-item>
                <text:list-item>
                  <text:p text:style-name="P2">Widerstände</text:p>
                </text:list-item>
                <text:list-item>
                  <text:p text:style-name="P2">Draht</text:p>
                </text:list-item>
                <text:list-item>
                  <text:p text:style-name="P2">Schrumpfschlauf</text:p>
                </text:list-item>
              </text:list>
            </text:list-item>
            <text:list-item>
              <text:p text:style-name="P2">Anschlussmaterial</text:p>
              <text:list>
                <text:list-item>
                  <text:p text:style-name="P2">Netzkabel</text:p>
                </text:list-item>
                <text:list-item>
                  <text:p text:style-name="P2">Netzteile</text:p>
                </text:list-item>
              </text:list>
            </text:list-item>
          </text:list>
        </text:list-item>
        <text:list-item>
          <text:p text:style-name="P2">Mechanik / Grobes</text:p>
          <text:list>
            <text:list-item>
              <text:p text:style-name="P2">Standbohrmaschine</text:p>
            </text:list-item>
            <text:list-item>
              <text:p text:style-name="P2">CNC-Fräsen</text:p>
            </text:list-item>
            <text:list-item>
              <text:p text:style-name="P2">Bandsäge</text:p>
            </text:list-item>
          </text:list>
        </text:list-item>
        <text:list-item>
          <text:p text:style-name="P2">Informationsmaterial</text:p>
          <text:list>
            <text:list-item>
              <text:p text:style-name="P2">Bücher</text:p>
            </text:list-item>
            <text:list-item>
              <text:p text:style-name="P2"><text:soft-page-break/>Datenblätter</text:p>
            </text:list-item>
            <text:list-item>
              <text:p text:style-name="P2">Handbücher</text:p>
            </text:list-item>
          </text:list>
        </text:list-item>
        <text:list-item>
          <text:p text:style-name="P2"/>
        </text:list-item>
      </text:list>
      <text:p text:style-name="Text_20_body"/>
      <text:h text:style-name="Heading_20_2" text:outline-level="2">Eigentschaften einigen Inventars</text:h>
      <text:p text:style-name="Text_20_body">Hier sollen exemplarisch die Eigenschaften typischen Inventars aufgelistet werden um daraus ein Datenbankmodell für Inventargegenstände abzuleiten</text:p>
      <text:h text:style-name="Heading_20_3" text:outline-level="3">Osziloskop</text:h>
      <text:list xml:id="list453061680" text:style-name="L3">
        <text:list-item>
          <text:p text:style-name="P3">Unique Name: Rigol DS1102E DSO</text:p>
        </text:list-item>
        <text:list-item>
          <text:p text:style-name="P3">Hersteller: Rigol Electronics</text:p>
        </text:list-item>
        <text:list-item>
          <text:p text:style-name="P3">Produktname: DS1102E</text:p>
        </text:list-item>
        <text:list-item>
          <text:p text:style-name="P3">Vorhandene Elemente: 1</text:p>
        </text:list-item>
        <text:list-item>
          <text:p text:style-name="P3">Verbrauchsmaterial: Nein</text:p>
        </text:list-item>
        <text:list-item>
          <text:p text:style-name="P3">Typ: Werkzeug, Digitales Speicherosziloskop</text:p>
        </text:list-item>
        <text:list-item>
          <text:p text:style-name="P3">Kategorie: Messtechnik, Osziloskope, Laborbedarf, Elektronik</text:p>
        </text:list-item>
        <text:list-item>
          <text:p text:style-name="P3">Besitzer: Steffen</text:p>
        </text:list-item>
        <text:list-item>
          <text:p text:style-name="P3">Zustand: Uneingeschränkt funktionsfähig</text:p>
        </text:list-item>
        <text:list-item>
          <text:p text:style-name="P3">Standort: Labortisch (Foto)</text:p>
        </text:list-item>
        <text:list-item>
          <text:p text:style-name="P3">Wert: ~370€</text:p>
        </text:list-item>
        <text:list-item>
          <text:p text:style-name="P3">Bewegbarkeit: Bewegbar</text:p>
        </text:list-item>
        <text:list-item>
          <text:p text:style-name="P3">Verwendbarkeit: <text:line-break/>Zweckgebundene Benutzung: Ja<text:line-break/>Unzweckgebundene Benutzung: Nachfrage<text:line-break/>Darf aus Standort entfernt werden: Innerhalb des Spaces<text:line-break/>Darf ausgeliehen werden: Nachfrage</text:p>
        </text:list-item>
        <text:list-item>
          <text:p text:style-name="P3">Verfügbarkeit: Von 01.02.2013 – unbegrenzt</text:p>
        </text:list-item>
        <text:list-item>
          <text:p text:style-name="P3">Geliehenes Objekt</text:p>
        </text:list-item>
        <text:list-item>
          <text:p text:style-name="P3">Zubehör:<text:line-break/>2x Probes + Messzangen<text:line-break/>Software CD<text:line-break/>USB Kabel<text:line-break/>Service-Mappe</text:p>
        </text:list-item>
        <text:list-item>
          <text:p text:style-name="P3">Standort Zubehör: Steffens Kiste</text:p>
        </text:list-item>
        <text:list-item>
          <text:p text:style-name="P3">Bandbreite: 100 Mhz</text:p>
        </text:list-item>
        <text:list-item>
          <text:p text:style-name="P3">Kanäle: 2</text:p>
        </text:list-item>
      </text:list>
      <text:p text:style-name="Text_20_body"/>
      <text:h text:style-name="Heading_20_3" text:outline-level="3"><text:soft-page-break/>Netzteil</text:h>
      <text:list xml:id="list2047641209" text:continue-numbering="true" text:style-name="L3">
        <text:list-item>
          <text:p text:style-name="P3">Unique Name: 25V/2A Labornetzteil 1-Kanal</text:p>
        </text:list-item>
        <text:list-item>
          <text:p text:style-name="P3">Hersteller: Selbstbau</text:p>
        </text:list-item>
        <text:list-item>
          <text:p text:style-name="P3">Produktname: LBNTZ1</text:p>
        </text:list-item>
        <text:list-item>
          <text:p text:style-name="P3">Vorhandene Elemente: 1</text:p>
        </text:list-item>
        <text:list-item>
          <text:p text:style-name="P3">Verbrauchsmaterial: Nein</text:p>
        </text:list-item>
        <text:list-item>
          <text:p text:style-name="P3">Typ: Werkzeug, Labornetzteil</text:p>
        </text:list-item>
        <text:list-item>
          <text:p text:style-name="P3">Bewegbarkeit: Bewegbar</text:p>
        </text:list-item>
        <text:list-item>
          <text:p text:style-name="P3">Kategorie: Laborbedarf, Elektronik, Labornetzteil</text:p>
        </text:list-item>
        <text:list-item>
          <text:p text:style-name="P3">Besitzer: Steffen</text:p>
        </text:list-item>
        <text:list-item>
          <text:p text:style-name="P3">Zustand: Eingeschränkt Funktionsfähig (Kein Netzschalter)</text:p>
        </text:list-item>
        <text:list-item>
          <text:p text:style-name="P3">Wert: ~80€</text:p>
        </text:list-item>
        <text:list-item>
          <text:p text:style-name="P3">Standort: Labortisch (Foto)</text:p>
        </text:list-item>
        <text:list-item>
          <text:p text:style-name="P3">Verwendbarkeit: <text:line-break/>Zweckgebundene Benutzung: Ja<text:line-break/>Unzweckgebundene Benutzung: Nachfrage<text:line-break/>Darf aus Standort entfernt werden: Innerhalb des Spaces<text:line-break/>Darf ausgeliehen werden: Nachfrage</text:p>
        </text:list-item>
        <text:list-item>
          <text:p text:style-name="P3">Verfügbarkeit: Von 01.02.2013 – unbegrenzt</text:p>
        </text:list-item>
        <text:list-item>
          <text:p text:style-name="P3">Geliehenes Objekt</text:p>
        </text:list-item>
        <text:list-item>
          <text:p text:style-name="P3">Zubehör:<text:line-break/>Laborkabel</text:p>
        </text:list-item>
        <text:list-item>
          <text:p text:style-name="P3">Standort Zubehör: Steffens Kiste</text:p>
        </text:list-item>
        <text:list-item>
          <text:p text:style-name="P3">Max. Ausgangsspannung: 25V</text:p>
        </text:list-item>
        <text:list-item>
          <text:p text:style-name="P3">Max. Ausgangsstrom: 2A</text:p>
        </text:list-item>
        <text:list-item>
          <text:p text:style-name="P3">Kanäle: 1</text:p>
        </text:list-item>
      </text:list>
      <text:h text:style-name="Heading_20_3" text:outline-level="3">Standort</text:h>
      <text:list xml:id="list1803119742" text:style-name="L4">
        <text:list-item>
          <text:p text:style-name="P4">Standortname: Steffens Kiste</text:p>
        </text:list-item>
        <text:list-item>
          <text:p text:style-name="P4">Typ: Kiste</text:p>
        </text:list-item>
        <text:list-item>
          <text:p text:style-name="P4">Inhalt →</text:p>
        </text:list-item>
        <text:list-item>
          <text:p text:style-name="P4">Parentstandort: →</text:p>
        </text:list-item>
        <text:list-item>
          <text:p text:style-name="P4">Besitzer: Steffen</text:p>
        </text:list-item>
      </text:list>
      <text:p text:style-name="Text_20_body"/>
      <text:h text:style-name="Heading_20_3" text:outline-level="3">LED Matrix</text:h>
      <text:list xml:id="list1133226240" text:style-name="L5">
        <text:list-item>
          <text:p text:style-name="P5">Unique Name: 7x54 LED Matrix</text:p>
        </text:list-item>
        <text:list-item>
          <text:p text:style-name="P5"><text:soft-page-break/>Typ: LED-Matrix, Bastelei</text:p>
        </text:list-item>
        <text:list-item>
          <text:p text:style-name="P5">Hersteller: Selbstbau</text:p>
        </text:list-item>
        <text:list-item>
          <text:p text:style-name="P5">Produktname: -</text:p>
        </text:list-item>
        <text:list-item>
          <text:p text:style-name="P5">Verbrauchsmaterial: Nein</text:p>
        </text:list-item>
        <text:list-item>
          <text:p text:style-name="P5">Bewegbarkeit: Ortsfest</text:p>
        </text:list-item>
        <text:list-item>
          <text:p text:style-name="P5">Kategorie: Gehacktes, Anzeigeelement</text:p>
        </text:list-item>
        <text:list-item>
          <text:p text:style-name="P5">Besitzer: Steffen</text:p>
        </text:list-item>
        <text:list-item>
          <text:p text:style-name="P5">Zustand: Nicht Funktionsfähig</text:p>
        </text:list-item>
        <text:list-item>
          <text:p text:style-name="P5">Standort: Regal Stauraum</text:p>
        </text:list-item>
        <text:list-item>
          <text:p text:style-name="P5">Verbrauchsmaterial: Nein</text:p>
        </text:list-item>
      </text:list>
      <text:p text:style-name="Text_20_body"/>
      <text:h text:style-name="Heading_20_3" text:outline-level="3">Widerstand</text:h>
      <text:list xml:id="list977708105" text:style-name="L6">
        <text:list-item>
          <text:p text:style-name="P6">Unique Name: 180 Ohm ¼ Watt Metallfilm axial</text:p>
        </text:list-item>
        <text:list-item>
          <text:p text:style-name="P6">Typ: Widerstand, Widerstand Bedrahtet, Bauelemente</text:p>
        </text:list-item>
        <text:list-item>
          <text:p text:style-name="P6">Verbrauchsmaterial: Ja</text:p>
        </text:list-item>
        <text:list-item>
          <text:p text:style-name="P6">Vorhandene Elemente: 120 Stück</text:p>
        </text:list-item>
        <text:list-item>
          <text:p text:style-name="P6">Material: Metallfilm</text:p>
        </text:list-item>
        <text:list-item>
          <text:p text:style-name="P6">Länge:..</text:p>
        </text:list-item>
        <text:list-item>
          <text:p text:style-name="P6">Durchmesser:...</text:p>
        </text:list-item>
        <text:list-item>
          <text:p text:style-name="P6">Spezifikation: E12</text:p>
        </text:list-item>
        <text:list-item>
          <text:p text:style-name="P6">Dauerspannung Max: 120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fen Görtz</meta:initial-creator>
    <meta:creation-date>2013-02-05T20:41:05</meta:creation-date>
    <dc:date>2013-02-15T00:12:11</dc:date>
    <dc:creator>Steffen Görtz</dc:creator>
    <meta:editing-duration>PT06H14M56S</meta:editing-duration>
    <meta:editing-cycles>3</meta:editing-cycles>
    <meta:generator>OpenOffice.org/3.2$Linux OpenOffice.org_project/320m12$Build-9483</meta:generator>
    <meta:printed-by>Steffen Görtz</meta:printed-by>
    <meta:print-date>2013-02-09T00:03:35</meta:print-date>
    <meta:document-statistic meta:table-count="0" meta:image-count="0" meta:object-count="0" meta:page-count="5" meta:paragraph-count="120" meta:word-count="731" meta:character-count="5181"/>
  </office:meta>
</office:document-meta>
</file>